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4" svg:font-family="Calibri" style:font-family-generic="swiss"/>
    <style:font-face style:name="Calibri5" svg:font-family="Calibri" style:font-adornments="Regular" style:font-family-generic="swiss"/>
    <style:font-face style:name="Ebrima3" svg:font-family="Ebrima" style:font-pitch="variable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40pt" style:font-size-complex="40pt"/>
    </style:style>
    <style:style style:name="T1" style:family="text">
      <style:text-properties style:font-name="Ebrima3" style:font-name-asian="Calibri5" style:font-name-complex="Calibri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Ebrima3" fo:font-style="italic" style:font-name-asian="Calibri5" style:font-style-asian="italic" style:font-name-complex="Calibri5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Ebrima3"/>
    </style:style>
    <style:style style:name="T6" style:family="text">
      <style:text-properties style:font-name="Ebrima3" fo:font-style="italic" style:font-style-asian="italic" style:font-style-complex="italic"/>
    </style:style>
    <style:style style:name="T7" style:family="text">
      <style:text-properties style:text-position="33% 58%"/>
    </style:style>
    <style:style style:name="T8" style:family="text">
      <style:text-properties fo:font-size="28pt" style:font-size-asian="40pt" style:font-size-complex="40pt"/>
    </style:style>
    <style:style style:name="T9" style:family="text">
      <style:text-properties fo:font-size="28pt" fo:font-style="italic" style:font-size-asian="40pt" style:font-style-asian="italic" style:font-size-complex="40pt" style:font-style-complex="italic"/>
    </style:style>
    <style:style style:name="T10" style:family="text">
      <style:text-properties style:text-position="-33% 58%" fo:font-size="28pt" fo:font-style="italic" style:font-size-asian="40pt" style:font-style-asian="italic" style:font-size-complex="4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Dirac'sche <text:span text:style-name="T1">δ</text:span>-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1.647cm" svg:height="4.758cm" svg:x="8.176cm" svg:y="8.12cm">
          <text:p/>
          <draw:object xlink:href="../Dirac'sche%20Deltafunktion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gilt für mit der <text:span text:style-name="T1">δ</text:span>-Funktion für <text:span text:style-name="T2">f(x)</text:span> stetig in der Umgebung <text:span text:style-name="T2">x</text:span> = <text:span text:style-name="T2">a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6.728cm" svg:height="2.452cm" svg:x="5.635cm" svg:y="9.273cm">
          <text:p/>
          <draw:object xlink:href="../Delta-Funktion%20mit%20f(x)stetig%20in%20Umgebungvon%20x=a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<text:span text:style-name="T1">δ</text:span>-Funktion einer anderen Funktion <text:span text:style-name="T1">δ[</text:span><text:span text:style-name="T3">f(x)</text:span><text:span text:style-name="T1">]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1.225cm" svg:height="2.327cm" svg:x="8.387cm" svg:y="9.336cm">
          <text:p/>
          <draw:object xlink:href="../delta%5Bf(x)%5D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<text:span text:style-name="T2">g(x)</text:span> bzw. <text:span text:style-name="T2">g(a)</text:span> mal die Deltafunktion von <text:span text:style-name="T2">(x-a)</text:span> sowie <text:span text:style-name="T2">x</text:span> mal die Deltafunktion<text:span text:style-name="T2"> (x</text:span><text:span text:style-name="T4">) 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0.328cm" svg:height="2.108cm" svg:x="8.835cm" svg:y="9.445cm">
          <text:p/>
          <draw:object xlink:href="../g(x)%20und%20g(a)%20Deltafkt(x-a)%20und%20x%20Deltafkt(x)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Stufenfunktion mittles der Dirac'schen Deltafunktion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1.712cm" svg:height="2.574cm" svg:x="8.143cm" svg:y="9.212cm">
          <text:p/>
          <draw:object xlink:href="../Stufenfunktion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bleitung der Deltafunktion <text:span text:style-name="T5">[</text:span><text:span text:style-name="T6">a</text:span><text:span text:style-name="T5"> </text:span><text:span text:style-name="T1">ϵ </text:span><text:span text:style-name="T5">(</text:span><text:span text:style-name="T3">αβ</text:span><text:span text:style-name="T5">)]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5.263cm" svg:height="2.049cm" svg:x="1.368cm" svg:y="9.875cm">
          <text:p/>
          <draw:object xlink:href="../Ableitung%20der%20Deltafunktion%202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Identität folgt aus der formalen partiellen Integration bei der Ableitung der Deltafunk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1.7cm" svg:height="1.033cm" svg:x="8.149cm" svg:y="9.983cm">
          <text:p/>
          <draw:object xlink:href="../Identität%20aus%20der%20partiellen%20Integration%20in%20der%20Ableitung%20der%20Deltafunktion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Deltafunktion als Ableitung der Stufenfunktion auffass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8.587cm" svg:height="2.192cm" svg:x="9.706cm" svg:y="9.403cm">
          <text:p/>
          <draw:object xlink:href="../Deltafunktion%20als%20Ableitung%20der%20Stufenfunktion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Deltafunktion in Kartesischen Koordinaten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4cm" svg:height="10.048cm" svg:x="6.999cm" svg:y="5.475cm">
          <text:p/>
          <draw:object xlink:href="../Mehrdimensionale%20Deltafunktion%20in%20Kartesischen%20Koordinaten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gilt für das Volumenelement d<text:span text:style-name="T7">3</text:span><text:span text:style-name="T2">r</text:span> in Krummlinigen 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4.945cm" svg:height="2.963cm" svg:x="6.527cm" svg:y="9.018cm">
          <text:p/>
          <draw:object xlink:href="../Volumenelement%20d3r%20in%20Krummlinigen%20Koordinaten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im Fall der Krummlinigen Koordinaten für die Deltafunktion zu forder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8.865cm" svg:height="8.528cm" svg:x="4.567cm" svg:y="6.235cm">
          <text:p/>
          <draw:object xlink:href="../Deltafunktion%20in%20Krummlinigen%20Koordinaten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otenzreihe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5.744cm" svg:height="2.028cm" svg:x="11.127cm" svg:y="9.485cm">
          <text:p/>
          <draw:object xlink:href="../Potenzreihe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2" draw:layer="layout" svg:width="25.199cm" svg:height="4.835cm" svg:x="1.4cm" svg:y="0.173cm" presentation:class="title" presentation:user-transformed="true">
          <draw:text-box>
            <text:p><text:span text:style-name="T8">Wie sind die Koeffizienten </text:span><text:span text:style-name="T9">a</text:span><text:span text:style-name="T10">n</text:span><text:span text:style-name="T8"> der Potenzreihe bestimmt? Was erhält man durch die Entwicklung der Potenzreihe einer Funktion um den Punkt </text:span><text:span text:style-name="T9">x</text:span><text:span text:style-name="T8"> = 0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urch das Verhalten der Funktion im Punkt x = 0 :</text:p>
            <text:p/>
            <text:p/>
            <text:p/>
            <text:p/>
            <text:p/>
            <text:p/>
            <text:p/>
            <text:p>Man erhält so eine Taylor-Reihe.</text:p>
          </draw:text-box>
        </draw:frame>
        <draw:frame draw:style-name="gr1" draw:text-style-name="P1" draw:layer="layout" svg:width="24.682cm" svg:height="5.556cm" svg:x="1.658cm" svg:y="8.321cm">
          <text:p/>
          <draw:object xlink:href="../Taylor-Reihe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ist eine Funktion f (x) in eine Taylor-Reihe entwickelba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Näherungspolynom und dem Restglied einer Taylor-Reih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bschätzung des Restgliedes nach Lagrang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Taylor-Entwicklung für ein skalares Feld ϕ(r) a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Orientierung eines Flächenelement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Tangentialeben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Parameterdarstellung der Kugeloberfläche (Radius R)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rechnen Sie das orientierte Flächenelement des Zylindermantels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Handelt es sich bei dem Fluss des Vektorfeldes a(r) durch die Fläche S um einen Vektor oder einen Skalar? Wie ist der Fluss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as Flächenintegral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Geben Sie den Fluss eines homogenen Feldes durch die Oberfläche S(V) eines beliebigen Volumens V a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er Fluss des Feldes a(r) = α · r r durch die Oberfläche einer Kugel mit dem Radius R und dem Mittelpunkt bei r = 0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mittleren Quelldichte des Feldes E im Volumen V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hält man aus der mittleren Quelldichte die Divergenz des E-Felde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llgemeine Flächenintegraldarstellung des Nabla-Operator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die Zirkulation des Feldes a(r) längs desWeges C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zeichnet man als Wirbelstärke eines Vektorfeld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Zusammenhang besteht zwischen Zirkulation und Rota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Kurvenintegraldarstellung der Rotatio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allgemeine Kurvenintegraldarstellung des Nabla-Operato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en Gauß’schen Satz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kann mithilfe des Gauß’schen Satzes über den Wirbelfluss rot E eines Vektorfeldes E(r) durch eine geschlossene Fläche ausgesag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Gauß’sche Satz für skalare Felde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Stokes’schen Satz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4.51cm" svg:x="1.4cm" svg:y="0.334cm" presentation:class="title" presentation:user-transformed="true">
          <draw:text-box>
            <text:p>Was kann mithilfe des Stokes’schen Satzes über den Wirbelfluss rot E eines Vektorfeldes E(r) durch eine geschlossene Fläche ausgesagt werd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Stokes’sche Satz für skalare Felde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Geben Sie die allgemeine (symbolische) Form des Gauß’schen Satzes a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allgemeine (symbolische) Form des Stokes’schen Satzes a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Normalableitung eines skalaren Feldes auf der Fläche 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n die erste und die zweite Green’sche Identitä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eitet man die zweite Green’sche Identität aus der ersten ab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Zerlegungssatz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versteht man unter dem longitudinalen, was unter dem transversalen Anteil eines Vektorfeld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odurch sind die longitudinalen und transversalen Anteile eines Vektorfeldes bestimm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Eindeutigkeitssatz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ann über ein wirbelfreies Feld ausgesag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kann über ein quellenfreies Feld ausgesagt werd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dem Vektorpotential eines Vektorfelde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versteht man unter dem skalaren Potential eines Vektorfeld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Distribu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durch ist die Dirac’sche δ-Funktion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dreidimensionale δ-Funktion in krummlinigen Koordina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einige Eigenschaften der δ-Funktio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4" svg:font-family="Calibri" style:font-family-generic="swiss"/>
    <style:font-face style:name="Calibri5" svg:font-family="Calibri" style:font-adornments="Regular" style:font-family-generic="swiss"/>
    <style:font-face style:name="Ebrima3" svg:font-family="Ebrima" style:font-pitch="variable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ahoma2" fo:font-family="Tahoma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5-21T13:02:44.112000000</dc:date>
    <meta:document-statistic meta:object-count="290"/>
  </office:meta>
</office:document-meta>
</file>